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T1" style:family="text">
      <style:text-properties fo:font-size="15pt" fo:font-weight="bold" style:font-size-asian="15pt" style:font-weight-asian="bold" style:font-size-complex="15pt" style:font-weight-complex="bol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schreibung der <text:span text:style-name="Absatz-Standardschriftart"><text:span text:style-name="T1">Piraten:</text:span></text:span></text:p>
      <text:p text:style-name="Standard"/>
      <text:p text:style-name="Standard">Es gibt Vier Piratenbasen u. dementsprechend 4 Oberhäupter.</text:p>
      <text:p text:style-name="Standard">Diese beschließen in einen Rat zusammen über die grobe Richtung der Piraten, bei z.B. Kampfhandlungen, Verhandlungen um Gebieten, neue aufsteigende Piratenchefs usw...</text:p>
      <text:p text:style-name="Standard"/>
      <text:p text:style-name="P1">Oberhäupter:</text:p>
      <text:list xml:id="list853981500189902686" text:style-name="L1">
        <text:list-item>
          <text:list>
            <text:list-item>
              <text:list>
                <text:list-item>
                  <text:p text:style-name="P2">Zait: hat die näheste Piratenbasis zu der Kolonialstation(untere), Stationsleiter u. Stellvertreter heißt Teuton. Der Staffelführer von Zait heißt Göbel H (englisch ausgesprochen). Hauptgeschäft ist dabei die Grenzverteidigung zum Freien Volk u. Piratengebiet zusätzlich dadurch der Hauptsächliche Waren- u. Menschen/Tierschmuggel.</text:p>
                </text:list-item>
                <text:list-item>
                  <text:p text:style-name="P2">Kadimir: hat die mittlere Piratenbasis (Mitte der Spielfeldhöhe), Stationsleiter u. Stellvertreter heißt Rostof. Der Staffelführer von Zait heißt Alfred . Hauptgeschäft ist Schutzgeldeintreibung u. Unterstützung von Zait.</text:p>
                </text:list-item>
                <text:list-item>
                  <text:p text:style-name="P2">Flazov sitzt auf dem einzigsten Piratenplanet. Stellvertreter ist Wendo und Staffelführer Smurgel. Hier werden Drogen angebaut, Forschung betrieben u. alles wichtige hergestellt um die Pirateninfrastruktur aufrecht zu erhalten. Dabei stellt der Planet auch alles lebensnotwendige für die Gläubigen her.</text:p>
                </text:list-item>
                <text:list-item>
                  <text:p text:style-name="P2">Salamanka: Seine Station liegt am nähesten zu den Jüngern Gottes. Stellvertreter Hightryer u. Staffelführer LongJJT(Englisch ausgesprochen).</text:p>
                </text:list-item>
                <text:list-item>
                  <text:p text:style-name="P2"/>
                </text:list-item>
              </text:list>
            </text:list-item>
          </text:list>
        </text:list-item>
      </text:list>
      <text:p text:style-name="P1">Karrierestufen:</text:p>
      <text:p text:style-name="Standard"/>
      <text:p text:style-name="Standard">Ansehens u. Respektstufen von 0 bis 100</text:p>
      <text:p text:style-name="Standard"/>
      <text:p text:style-name="Standard"><text:tab/>0-20 → Warenschmuggel, Kopfgeld eintreiben / ausstellen</text:p>
      <text:p text:style-name="Standard"><text:tab/>20-40 → Leute Anwerben, Drogenanbau</text:p>
      <text:p text:style-name="Standard"><text:tab/>40-60 → Schutzgeld eintreiben, Offizielle Aufträge erteilen</text:p>
      <text:p text:style-name="Standard"><text:tab/>60-80 → Eigenes Schutzgeldteretorium, Handelsplatz, Bordell usw.. betreiben auf einer <text:tab/><text:tab/><text:tab/> <text:s text:c="3"/>Piratenbasis, kleines Stimmrecht ( quasi wie Beratungsrecht ) bei <text:tab/><text:tab/><text:tab/><text:tab/> <text:s text:c="3"/>Ratsentscheidungen</text:p>
      <text:p text:style-name="Standard"><text:tab/>80-100 → Sitz im Rat, Eigenes Teretorium u. S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5$Win32 OpenOffice.org_project/415m1$Build-9789</meta:generator>
    <dc:date>2019-11-08T13:39:15.02</dc:date>
    <meta:document-statistic meta:table-count="0" meta:image-count="0" meta:object-count="0" meta:page-count="1" meta:paragraph-count="15" meta:word-count="215" meta:character-count="1709"/>
    <meta:user-defined meta:name="Info 1"/>
    <meta:user-defined meta:name="Info 2"/>
    <meta:user-defined meta:name="Info 3"/>
    <meta:user-defined meta:name="Info 4"/>
  </office:meta>
</office:document-meta>
</file>